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B44CE923E5560CF7.png" manifest:media-type="image/png"/>
  <manifest:file-entry manifest:full-path="Pictures/10000201000001B9000001217A6EC4756302DC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4c4c4c" draw:marker-start-width="0.245cm" draw:marker-end-width="0.245cm" draw:fill-color="#f7f7ed" draw:textarea-horizontal-align="justify" draw:textarea-vertical-align="middle" draw:auto-grow-height="false" fo:min-height="6.12cm" fo:min-width="9.87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left="0cm" fo:padding-r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7f7e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Liberation Mono"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4cm" svg:height="6.4cm" svg:x="23.6cm" svg:y="15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952cm" svg:height="3.245cm" svg:x="13.048cm" svg:y="18.755cm">
          <draw:image xlink:href="Pictures/10000201000001B9000001217A6EC4756302DC3A.png" xlink:type="simple" xlink:show="embed" xlink:actuate="onLoad">
            <text:p/>
          </draw:image>
        </draw:frame>
        <draw:frame draw:style-name="gr2" draw:text-style-name="P2" draw:layer="layout" svg:width="2.76cm" svg:height="6.045cm" svg:x="22cm" svg:y="15.955cm">
          <draw:image xlink:href="Pictures/10000201000000A300000165B44CE923E5560CF7.png" xlink:type="simple" xlink:show="embed" xlink:actuate="onLoad">
            <text:p/>
          </draw:image>
        </draw:frame>
        <draw:frame draw:style-name="gr3" draw:text-style-name="P4" draw:layer="layout" svg:width="8.969cm" svg:height="5.363cm" svg:x="25cm" svg:y="16.078cm">
          <draw:text-box>
            <text:p text:style-name="P3"><text:span text:style-name="T1">CustomerDAO</text:span></text:p>
            <text:p text:style-name="P3"><text:span text:style-name="T2">findCustomer(id)</text:span></text:p>
            <text:p text:style-name="P3"><text:span text:style-name="T2">createCustomer(…)</text:span></text:p>
            <text:p text:style-name="P3"><text:span text:style-name="T2">deleteCustomer(…)</text:span></text:p>
            <text:p text:style-name="P3"><text:span text:style-name="T2"/></text:p>
            <text:p text:style-name="P3"><text:span text:style-name="T1">ShoppingCart</text:span></text:p>
            <text:p text:style-name="P3"><text:span text:style-name="T2">addArticle (id, amount)</text:span></text:p>
            <text:p text:style-name="P3"><text:span text:style-name="T2">removeArticle(id, amount)</text:span></text:p>
          </draw:text-box>
        </draw:frame>
        <draw:line draw:style-name="gr4" draw:text-style-name="P5" draw:layer="layout" svg:x1="17.4cm" svg:y1="20cm" svg:x2="21.8cm" svg:y2="20cm">
          <text:p/>
        </draw:line>
        <draw:frame draw:style-name="gr5" draw:text-style-name="P6" draw:layer="layout" svg:width="1.34cm" svg:height="0.962cm" svg:x="17.36cm" svg:y="19cm">
          <draw:text-box>
            <text:p>RPC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686cm" svg:x="1cm" svg:y="3.929cm"/>
      <draw:page-thumbnail draw:layer="backgroundobjects" svg:width="8.999cm" svg:height="4.686cm" svg:x="1cm" svg:y="12.505cm"/>
      <draw:page-thumbnail draw:layer="backgroundobjects" svg:width="8.999cm" svg:height="4.686cm" svg:x="1cm" svg:y="21.081cm"/>
      <draw:page-thumbnail draw:layer="backgroundobjects" svg:width="8.999cm" svg:height="4.686cm" svg:x="11cm" svg:y="3.929cm"/>
      <draw:page-thumbnail draw:layer="backgroundobjects" svg:width="8.999cm" svg:height="4.686cm" svg:x="11cm" svg:y="12.505cm"/>
      <draw:page-thumbnail draw:layer="backgroundobjects" svg:width="8.999cm" svg:height="4.686cm" svg:x="11cm" svg:y="21.081cm"/>
    </style:handout-master>
    <style:master-page style:name="Default" style:page-layout-name="PM1" draw:style-name="Mdp1">
      <draw:frame presentation:style-name="Default-title" draw:layer="backgroundobjects" svg:width="43.198cm" svg:height="4.174cm" svg:x="2.4cm" svg:y="0.996cm" presentation:class="title" presentation:placeholder="true">
        <draw:text-box/>
      </draw:frame>
      <draw:frame presentation:style-name="Default-outline1" draw:layer="backgroundobjects" svg:width="43.198cm" svg:height="14.499cm" svg:x="2.4cm" svg:y="5.85cm" presentation:class="outline" presentation:placeholder="true">
        <draw:text-box/>
      </draw:frame>
      <draw:frame presentation:style-name="Mpr1" draw:text-style-name="MP2" draw:layer="backgroundobjects" svg:width="11.182cm" svg:height="1.724cm" svg:x="2.4cm" svg:y="22.77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5.214cm" svg:height="1.724cm" svg:x="16.416cm" svg:y="22.77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1.182cm" svg:height="1.724cm" svg:x="34.416cm" svg:y="22.77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5T04:41:51.455547701</meta:creation-date>
    <dc:date>2018-02-05T04:53:45.120182163</dc:date>
    <dc:creator>Dennis Schulmeister-Zimolong</dc:creator>
    <meta:editing-duration>PT11M53S</meta:editing-duration>
    <meta:editing-cycles>3</meta:editing-cycles>
    <meta:generator>LibreOffice/5.4.4.2$Linux_X86_64 LibreOffice_project/40m0$Build-2</meta:generator>
    <meta:document-statistic meta:object-count="29"/>
  </office:meta>
</office:document-meta>
</file>